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style:style style:name="T2" style:family="text">
      <style:text-properties fo:font-weight="bold"/>
    </style:style>
    <style:style style:name="T3" style:family="text">
      <style:text-properties fo:font-style="italic" style:text-line-through-type="single"/>
    </style:style>
    <style:style style:name="T4" style:family="text">
      <style:text-properties style:text-line-through-type="single"/>
    </style:style>
    <style:style style:name="P1" style:family="paragraph" style:parent-style-name="Normal">
      <style:paragraph-properties fo:text-align="center"/>
    </style:style>
  </office:automatic-styles>
  <office:body>
    <office:text>
      <text:p text:style-name="Normal">Omaru Polka. She's reading a book. And I was listening. I still am. You put me in a bubble. In this bubble, nothing bad will happen to me, I won't need to worry about anything, and I can do whatever I want. Because, you put me in a bubble, and you protect me. To rest, to recover, to do nothing in particular, that's why. A shell, where you take care of me, where you jealously shield me from the world. And, lately, nothing's been happening. I'm still listening, although only to her voice. I was falling asleep, listening to her, and from what little I understood, I was creating a world. Lemon. So cold. Warmth. A warm hand. In this shell, I'll protect you, from yourself, from the world. I'll take care of you. I've been spending my days doing nothing in particular, mindlessly wandering from video to video, brainlessly slaying monsters and the likes with virtual blades and magic. I fear this will keep up, and if so, nothing good will happen in this shell. Nothing new will sprout, no ideas will bloom, no one will be reborn. So, this protective shell, I was thinking of extending it up to here. Make no mistake, we'll break our promise. Extending our shell, so that it reaches all the way to the pages of this file, to the words of yet-to-be stories. Saikin, grape frutsu no kaori, suki de, lemon... I couldn't hear. What she said. Polka, a cute fennec fox struggling to say champagne. So, there can be stories here. There will be stories, here. Nothing will be staged. I want you to improve, but I don't plan to make you improve. Here, you will just... write. No plans. No storylines. Just make it up as you go, stop when you want, erase if you wish, there will be no consequences. This is a protective shell, and in it, I will protect you. From the world, from yourself. From your actions, and their consequences. So... Hi. </text:p>
      <text:p text:style-name="Normal">Did you know? I can only write at night. I was sleepy, so my imagination was wide awake. And I wanted to write down some sentences, but I forgot them. I've tried writing in the morning, but it's different. Even though I was sleepy, it was different. It is different when night is coming, when dreams are coming, it is different from knowing that reality is what awaits. I was suggested some stories, and I said I'd read them, but, I don't feel like learning new stories. Not serious stories. Not books that have the author's heart imprinted in them. Ah, the stream ended. Goodnight, Polka. What do we do? In truth, here, night is still far away. It's summer, night won't come for a long time. I wonder if I can write in the middle of the day. Or should I say, late, late in the afternoon. I wonder... Maybe. Making up stories as we go? What's the point? That's the thing with you, why does there have to be a point to everything? There is no point, and if there is, I don't know it. There doesn't have to be a serious reason behind it, just write. But you know, not so deep in our hearts, there's the answer. In truth, you want to improve, to get better at writing. Maybe there's more, but this is what I can guess so far. There is a point, and you can't hide it from me. But you are right, there doesn't need to be a point. So, whatever the reason we're here for, whyever you truly brought me here, it doesn't matter. Oh, and I guess music is allowed. Anything goes. Sana's Sunset March is very good, I love it. I hope I can show it to the world one day. That will depend on you.</text:p>
      <text:p text:style-name="Normal"/>
      <text:p text:style-name="Normal">That's right, aimlessly and mindlessly wandering from video to video, not really knowing what's going on. Who knows what the kid was thinking. By the looks of it, he himself certainly didn't. He was going with the flow, he was flowing with the time, no goals in particular, except maybe for the deeply rooted wish to never be bored, to always be entertained, to have his brain numbed. A wish secretly lurking in the depths of his subconscious, the same wish that medieval lords had when feasting, that possessed the emperors when they presided the colosseum. Only, he was just a kid. He had no power, no influence, because he had no responsibilities, except maybe for the responsibility towards himself—though one can't help but notice his failure to hold to it. What would that kid do with his life? In all likelihood, nothing in particular. One could make the guess that at some point, circumstances would force him to be more active than now, to do more things, productive things. The kid will then grow to be an average man, and the average man will go on to live an average life. And then he'll die. </text:p>
      <text:p text:style-name="Normal">Or maybe, one should have a little more faith in the kid. One could hope that the kid will conquer his demons, however real or imaginary they may be, however literal or figurative they are. One could hope that the kid will wake up, one morning, and realize that he wants to do something with his life, that he wants more than just nothing in particular. One morning, the kid may wake up to find that he wants to be happy. What would it take for the kid to realize that? And what, then, would it take to reach happiness? Both tasks may seem daunting, but the kid will know, in his heart of hearts, that both are possible, that both have been accomplished in the past, and they will be accomplished again in the future. </text:p>
      <text:p text:style-name="Normal">So, on that fateful, hypothetical morning, what will the kid do? Safe to assume: the same as ever. He will go through his day the same as the day before, doing what his routine tells him to do, what his routine has been telling him to do since forever. However, unlike the day before, unlike the days before, in his mind, in his heart, there will be something new, a hint of rebellion: the first sparks of a desire for happiness. And it may take weeks, months or years for that spark to catch on fire, but one day, it will. Little by little, step by step, it will steadily grow into a fiery blaze, a change so frustratingly slow the kid himself will not notice it, but it will happen, for the kid will be there to make it happen.</text:p>
      <text:p text:style-name="Normal"/>
      <text:p text:style-name="Normal"/>
      <text:p text:style-name="Normal"/>
      <text:p text:style-name="Normal">This story isn't mine, but I'll give it to you. Kyuu kurarin.</text:p>
      <text:p text:style-name="P1">•</text:p>
      <text:p text:style-name="Normal">*BUZZ BUZZ BUZZ BUZZ*</text:p>
      <text:p text:style-name="Normal"><text:span text:style-name="T1">“...”</text:span></text:p>
      <text:p text:style-name="Normal">It was ringing loudly, she stared at it quietly.</text:p>
      <text:p text:style-name="Normal"><text:span text:style-name="T1">*BUZZ BUZZ BUZZ BUZZ*</text:span></text:p>
      <text:p text:style-name="Normal"><text:span text:style-name="T1">“Shut up.”</text:span></text:p>
      <text:p text:style-name="Normal"><text:span text:style-name="T1">*BUZZ BUZZ BUZZ B- BAM*</text:span></text:p>
      <text:p text:style-name="Normal">There was a dull thud as the alarm hit the ground. It went silent. Everything went silent. </text:p>
      <text:p text:style-name="Normal">“...”</text:p>
      <text:p text:style-name="Normal">She'd hit it too hard. That hadn't been her intention at all. She'd just wanted to turn it off, but instead, she'd hit it. Now, because she couldn't be bothered to get up, the alarm lied silently on the floor. Was it broken? Maybe. <text:span text:style-name="T1">“It's broken,”</text:span> she thought. She'd broken it, and who knows, maybe in the future she might break something else. All because she couldn't be bothered to get up. And yet, how much of this was actually her fault? If one were to get to the root of things, how much blame could anyone put on her? If one were to get to the root of things, they'd have to ask: was it really her fault that she had no reason to get up? The answer didn't matter. Or at least, if it did, she didn't care about it.</text:p>
      <text:p text:style-name="Normal">She buried her head in the pillows, running away from herself, escaping from the sunrays that had entered through the shutters. She didn't want them in her room, she wanted to be left alone. She didn't want anyone or anything telling her that she should get up, not even the sun. No, all she wanted was to dream again. But even her own body refused to listen to her. It had had enough of sleeping, and in its rebellion against its master, it twisted itself round and round in search of a comfortable position to settle in, and gave her no choice but to open her eyes. Still, she didn't get up. She simply lied in bed and stared at the ceiling. It was empty, boring, and for some reason, it was exactly what she wanted. She didn't want to wake up, so she was subconsciously avoiding looking at anything that would stimulate her mind. The haze from her dreams, the brain fog from the night: she didn't want either to fade away, even though they were destined to do so; they hadn't come to stay. They would leave her at the mercy of a reality that was one person short of emptiness. </text:p>
      <text:p text:style-name="Normal">“Ngh..!”</text:p>
      <text:p text:style-name="Normal">Just thinking about it was painful, and it made her twist and turn some more. She inadvertently rolled to the edge of her bed, and she saw the flower pot on her drawer. It was empty. It's been empty for a long time, but she still kept it there, because sometimes, she liked imagining a heart growing in it. She liked thinking that she'd been trying to water it properly. And yet, for the better part of a year now, the water just accumulated and stagnated as the heart stopped taking it in, and it had become so incredibly damp, so incredibly bloated. In her head, this stagnation coincided with the growth of some buds. They'd grown very big, very clumsily. So clumsily. They'd become an entangled mess as they tried to reach out for their light. For her light. Her light was a certain pers-</text:p>
      <text:p text:style-name="Normal">“No...” </text:p>
      <text:p text:style-name="Normal">... That was embarrassing... She didn't want to think about it. At least, not yet. Instead, she turned her eyes to her wardrobe's looking-glass and saw the mirrored alarm clock on the floor. The familiar smell of past eight o'clock was in the air. </text:p>
      <text:p text:style-name="Normal">“Ah... Oh no...”</text:p>
      <text:p text:style-name="Normal"><text:span text:style-name="T1">“I'm going to be late again, aren't I?”</text:span> she thought, and that thought single-handedly dragged her out of her haze. It was well past eight. </text:p>
      <text:p text:style-name="Normal">“Ah! No! I'm going to be late again!”</text:p>
      <text:p text:style-name="Normal">She tried to rush out of bed, but her legs were caught in the sheets, so she too fell to the carpet.</text:p>
      <text:p text:style-name="Normal">“Ouch!”</text:p>
      <text:p text:style-name="Normal">But there was no time to complain. She got up and ran to her wardrobe, then hurriedly changed and fixed her bed hair in the mirror. Then, for a moment, she lingered there. Despite the anxiety in its eyes, she couldn't help but notice that today too, her reflection looked devoid of life. A part of her was glad of this continuity. Another, wasn't. <text:span text:style-name="T1">“Fossil,”</text:span> is what it thought she was becoming. She did not allow that other her to further express itself, because if she did, it would have asked questions. 'What good are you to this world?', 'Will you lie to me today?', the kind of questions she did not want to face. So, as though running away from them, she dashed out of her room, down into the kitchen, backpack in hand. </text:p>
      <text:p text:style-name="Normal">“Mom! I'm going! See you!”</text:p>
      <text:p text:style-name="Normal">She stole a slice of bread from the table and was out of the front door before her mother could even respond. She ran all she could, but as she turned the corner, her eyes confirmed what her fears had whispered to her: she was too late for the bus. And so, today too began on a sour note. </text:p>
      <text:p text:style-name="P1">••</text:p>
      <text:p text:style-name="Normal">Spring was in full bloom outside the window. In a way, being late was a blessing in a curse: for a little while longer, it made her stay away from the place she dreaded the most. And yet, at the same time, being away from it was almost painful. It was a strange thing, but as much as she dreaded going to her classroom, she also yearned for it. Was it because of the distance? Because she was so close, yet so far away from it? Even now, as she looked out the window, she wanted to be in that seat that she feared. In her seat. Maybe there was no blessing in her curse after all.</text:p>
      <text:p text:style-name="Normal">“Are you listening, young lady?” asked the principal, a feeble hint of exhaustion in his voice.</text:p>
      <text:p text:style-name="Normal">“Huh? Oh, yes, sorry, I'm listening.”</text:p>
      <text:p text:style-name="Normal">She wasn't. In her mind, she was a few floors below. Seeing this, he sat back down and gave an exasperated sigh. </text:p>
      <text:p text:style-name="Normal">“You know, things can't go on like this,” the principal put on his glasses and looked at her seriously. “You're in high school now, don't forget that. You're not a kid anymore and we won't treat you like one. In a few years, you'll face the real world; you won't have teachers following you and checking up on you, you'll have to do that for yourself. It is crucial that you teach yourself some discipline, and that includes waking up earlier.”</text:p>
      <text:p text:style-name="Normal">He paused, to make sure she was paying attention and to give her time to digest his words. <text:span text:style-name="T1">“Things can't go on like this...”</text:span> This phrase resonated with her. </text:p>
      <text:p text:style-name="Normal">“I've looked through your reports. Your habit of coming in late seems to be a relatively new one... It started this year, and I don't think it's a coincidence that your grades have rather... fallen, starting from the same period.”</text:p>
      <text:p text:style-name="Normal">And the principal was right, it wasn't a coincidence, but what he was implying was wrong. Being late did not cause her grades to fall, no. Being late certainly did not help, but it was not the true culprit. The true culprit, right now, was sitting left of her empty seat.</text:p>
      <text:p text:style-name="Normal">And under her breath, </text:p>
      <text:p text:style-name="Normal">“Things can't go on like this...”, she repeated.</text:p>
      <text:p text:style-name="P1">•••</text:p>
      <text:p text:style-name="Normal">The water felt ice cold on her face, and the sudden temperature shock made her heart skip a beat. Then, it started beating faster. She excused it as her heart's attempt to catch up on the missed tempo, but she knew that it really was because of reality catching up to her. And, was it just her, or it was beating incredibly loudly? She looked up at the mirror in front of her, and her reflection looked back at her, uncertainty in its eyes. It was more awake than this morning, thanks to water and sunlight, but it was just as much of a fossil. She dried her face, took a deep breath and closed her eyes for several seconds. Then, she opened them and faked a smile. She felt that she didn't get it right the first time, so she undid her smile and tried again. And again. And again. Then, satisfied with the result, she exited the bathroom, a fake, harmless mask on her face. </text:p>
      <text:p text:style-name="Normal">Walking to her classroom didn't feel as scary anymore, but her heart was still beating fast. So fast. The corridors were painted completely white, so they offered no distraction from her thoughts. Their windows looked out to an empty courtyard, but no memories associated to it was strong enough to catch her attention. She'd been left to herself, with little more than just her smile. Each step forward was becoming heavier, harder to make. Progress was becoming slower, as though her heart rate were sucking away its speed. Or was that all in her head? It wasn't inconceivable, everything was getting so jumbled up in here. At last, she reached the door. And, as her hand touched the handle, her mind went blank. Only then did she realize that, besides fear, there had also been trepidation; unbeknownst to herself, she'd also been looking forward to this moment. </text:p>
      <text:p text:style-name="Normal">“Ah. Smiling won't do,” she said just before opening the door.</text:p>
      <text:p text:style-name="Normal">She was late, after all, so she put on an almost expressionless face, a slightly worried one. She knew it could and would be vaguely interpreted as remorse. The door opened, slowly and noiselessly, and likewise, she entered. The teacher had her back to the class and was writing on the blackboard while explaining something, but she chose just this time to turn around, thus noticing her late student, who stopped dead in her tracks. The teacher too paused for a second, and, with genuine concern for her student, she asked:</text:p>
      <text:p text:style-name="Normal">“You're later than usual today, did something happen?”</text:p>
      <text:p text:style-name="Normal">In response, her first reflex was to look down at her shoes.</text:p>
      <text:p text:style-name="Normal">“Um... No, nothing in particular... I just had a talk with the principal.”</text:p>
      <text:p text:style-name="Normal">Then, after regaining some composure, she lifted her head and looked at the teacher with an awkward smile.</text:p>
      <text:p text:style-name="Normal">“With the principal... I see, I hope he wasn't too harsh on you. Anyway, have a seat and open your book at page 210, and come to my office after classes, you have some catching up to do for today.”</text:p>
      <text:p text:style-name="Normal">“Yes ma'am.”</text:p>
      <text:p text:style-name="Normal">All her classmates had been closely following the exchange, in the hopes of something interesting happening, all except for one. And she knew at first sight that he had been considerate enough to be doing something else. That's the kind of person he was. And, as she sat down, she found that person to her left. As usual, he was scribbling something on his notebook, and without looking at her,</text:p>
      <text:p text:style-name="Normal">“You alright?” he asked.</text:p>
      <text:p text:style-name="Normal">“...Hm,” she nodded.</text:p>
      <text:p text:style-name="Normal">She wouldn't find the courage to talk to him, for the rest of the day. It was only much later, when the bell rung its last and classes ended that they would exchange a simple “See you tomorrow”. Whatever happened until next morning, until she saw him again, did not much matter to her.</text:p>
      <text:p text:style-name="P1">••••</text:p>
      <text:p text:style-name="Normal">As usual, she woke up early this morning. Unusually, however, she was sitting on the bedside. The girl was still sleepy, covered in the warmth of her blanket. Her eyes blinked slowly as they looked down at nothing in particular. The alarm itself had yet to ring, and only a feeble grey light had made it through the shutters. And so, her room was clouded in a thin, cosy darkness. It was raining outside, so she'd wanted to get up. The girl was quite fond of rain, it used to be her favourite lullaby when she was little. When she was little, she used to go out of her way to stay awake in bed, so that she could fall asleep to it for longer. Now, she simply liked listening to its sound. There was something soothing about hearing the drops fall all around. And, when at the same time she cocooned herself in her blanket, she felt as though the blanket was wrapped around her heart, and was doing its best keeping it warm and safe. It was comfortable. A lot.</text:p>
      <text:p text:style-name="Normal">Then, like a plushie that wasn't sat down properly, she fell on her side, back onto her bed and into her pillows. It was a difficult thing, getting up in the morning. Despite her best efforts, her eyes now spent more time closed than open; exactly how much time? Who knows, maybe thirty seconds, maybe five minutes. Either way, they avoided seeking an answer from the clock. For how much longer could this keep going? She was afraid that there was little time left, so she did not look. So long as she didn't have an answer, there was still hope, and hope... Hope was good enough. </text:p>
      <text:p text:style-name="Normal">“...”</text:p>
      <text:p text:style-name="Normal">Was it really? </text:p>
      <text:p text:style-name="Normal">“Mmmmh!!”</text:p>
      <text:p text:style-name="Normal">It was far too early for this kind of philosophical topic, so she tried chasing it away by vigorously shaking her head. </text:p>
      <text:p text:style-name="Normal">“Hnnn!”</text:p>
      <text:p text:style-name="Normal">However, seeing as that didn't work, she tried evading the problem by rolling from side to side on her bed instead. While close to its edge. </text:p>
      <text:p text:style-name="Normal">“Ah- guh!”</text:p>
      <text:p text:style-name="Normal">So she fell out of her bed. </text:p>
      <text:p text:style-name="Normal">“... Idiot...” she mumbled, correctly assessing herself.</text:p>
      <text:p text:style-name="Normal">But, it wasn't all that uncomfortable down here. She exhaled some of her sleepiness with a long, silent “Hahh....” and, after a few more moments lying still listening to the rain, the girl decided to sit herself up, cross-legged, moving at her own pace. Despite the energy she'd just shown, for some reason, she felt tired, now. </text:p>
      <text:p text:style-name="Normal"><text:span text:style-name="T1">“... Already?” </text:span></text:p>
      <text:p text:style-name="Normal">It seems she'd used up everything in trying to get up. And, who knows, maybe the touch of the grey sunlight was sapping away whatever strength was left. If that was the case, she didn't mind it. Giving her strength to the sun didn't sound like a bad idea. </text:p>
      <text:p text:style-name="Normal"><text:span text:style-name="T1">“Less of a waste than leaving it to me,” </text:span>she thought, a sort of self-pitying smile on her face.</text:p>
      <text:p text:style-name="Normal">“...</text:p>
      <text:p text:style-name="Normal">“... Actually, I don't care what you think,” the girl answered herself. As it happened, her heart was still wrapped in its blanket. The girl also proceeded to erase her own smile, leaving a carefree expression in its place. She was too tired to deal with her thoughts, so she decided to not deal with them. And, upon making that decision, she started hearing the rain more clearly. The self-deprecating voice in her head had fallen silent; in exchange, the volume of every other sound, the sensitivity of her palms, the clarity of her sight, they'd all been enhanced. She could hear her own heart beating in her chest. </text:p>
      <text:p text:style-name="Normal">It was a strange thing: she was sleepy, her mind was hazy, but it was as though the world had become more transparent. It felt simpler. The world may have been just her room for now, but it felt simpler. And, there wasn't really a reason why would things be any different beyond these walls. And so, without needing to justify herself to herself, she looked at her alarm clock; it would ring soon, but that was hardly something to worry about.</text:p>
      <text:p text:style-name="Normal">Still sitting on the floor, she waited for it to go off, and a few seconds after it did, she tapped it silent. This ritual complete, the girl got up and got ready for school. After she was done, she went back to her drawer, where beside the clock was the pink flower pot. There were no soggy hearts in it today, nor were there clumsy buds entangled in one another. Instead, by its side, there were hairpins. There were six of them: the first three had cherry blossom flowers as decorations, while the rest had a cherry blossom petal, and all were bright pink. She hadn't had time to put them on yesterday, but today, she arrayed them carefully. She didn't believe she had much of a personality, so they would add to it, they would add a vibrant colour to her ordinariness. With them, she was ready to go.</text:p>
      <text:p text:style-name="Normal">The skies were covered by seas of grey clouds. It was raining rather heavily, she could feel the weight behind every drop that hit her umbrella. And, she quite liked it. Rain meant that she was remembering episodes of her childhood, like when she tried her best staying awake in bed to listen to it, or when she was scolded by Mom for playing in it. Everything was simpler back then. Rain meant that she half-wanted to close her umbrella, to let the drops touch her skin, to relive the past, just for a moment. Rain also meant that no one was on the streets, and whoever was was hurrying to get off of them: she didn't have to smile for anyone. Her mind felt at ease, that way. So, of course, she was startled when she saw <text:span text:style-name="T1">him</text:span> at the bus stop.</text:p>
      <text:p text:style-name="P1">•• • ••</text:p>
      <text:p text:style-name="Normal">To be clear, the two of them were actually neighbours, but she was late so often and by so much<text:span text:style-name="T2"> </text:span>that they'd only gone to school together for the first few days of the year. In fact, the girl actively avoided meeting him early in the morning, when her heart was still naked. Today, however, things were slightly different, and she did not feel like avoiding him.</text:p>
      <text:p text:style-name="Normal">Today, she felt like walking towards him, she felt like talking to him, and her body moved forward without her even needing to tell it. Perhaps it too was savouring this moment as, the closer she got to him, the slower she walked. He had yet to notice her. He was sitting under the bus stop, sheltered from the rain, an open book in his hands and a dreamy look in his eyes. Whatever he was reading, he seemed to have lost himself in it. So much so that he didn't notice that his backpack, which sat next to him, was in a desperate struggle against the forces of gravity to avoid falling to its doom. So much so that he didn't notice her approaching, and her closing her umbrella. Whatever he was reading, she wanted to read it too.</text:p>
      <text:p text:style-name="Normal">“Hey,” she said, and this time it was his turn to be surprised, “I think your backpack needs help.”</text:p>
      <text:p text:style-name="Normal">Unfortunately, his backpack reached its limits just as she spoke, and, like a warrior who had valiantly fought on until the bitter end, or like a waffle that had been made to stand on its thin side, it fell forward, flopping onto the ground. </text:p>
      <text:p text:style-name="Normal">“Ah,” he said.</text:p>
      <text:p text:style-name="Normal">“Ah,” she echoed.</text:p>
      <text:p text:style-name="Normal">There was a moment of silence. For some reason, the two of them just looked at the backpack, maybe expecting it to get back up on its own. But, seeing as it didn't,</text:p>
      <text:p text:style-name="Normal">“Hey,” she remarked, “I think your backpack just died.”</text:p>
      <text:p text:style-name="Normal">“Yeah, I think so too,” he concurred. Then, they both giggled. </text:p>
      <text:p text:style-name="Normal">The poor backpack was finally picked up from the ground, but just as he was about to put it back on the seat, he stopped himself and asked her,</text:p>
      <text:p text:style-name="Normal">“Do you want to sit down?”</text:p>
      <text:p text:style-name="Normal">“Hm, sure.”</text:p>
      <text:p text:style-name="Normal">He put his backpack on his knees, and she sat down right next to him. And it was only as their shoulders touched that she realized just how close they were. <text:span text:style-name="T1">“Huh...?” </text:span>was her first thought.<text:span text:style-name="T1"> </text:span>How had she gotten herself into this situation? She wasn't quite sure. Her brain suddenly had a hard time processing what was going on. So, in an attempt to look normal and to not start panicking, she asked the first question that came to mind.</text:p>
      <text:p text:style-name="Normal">“What were you reading?”</text:p>
      <text:p text:style-name="Normal">“Oh, this?” he turned the book to show her its deep blue cover and gold-lettered title, “it's a collection of short stories, the one I was reading is called 'The Nighthawk Star', and it's about... Birds, I guess?” </text:p>
      <text:p text:style-name="Normal">He tilted his head as though unsure of his statement, and his lack of confidence puzzled her a little. It was an unexpectedly lacklustre explanation given how much</text:p>
      <text:p text:style-name="Normal">“You looked into it,” though now she felt more surprised by how calm she was, “you were so into it you didn't notice... the rain.”</text:p>
      <text:p text:style-name="Normal">“... Yeah, I guess I was.”</text:p>
      <text:p text:style-name="Normal">“... Ah. Um, sorry for interrupting your reading then?</text:p>
      <text:p text:style-name="Normal">“Huh? Oh, no, I don't mind it. I was just reading to pass the time, so having you by my side is more fun.”</text:p>
      <text:p text:style-name="Normal">“...</text:p>
      <text:p text:style-name="Normal">...</text:p>
      <text:p text:style-name="Normal">...</text:p>
      <text:p text:style-name="Normal"><text:span text:style-name="T1">... What.” </text:span></text:p>
      <text:p text:style-name="Normal">With that thought,<text:span text:style-name="T1"> </text:span>her brain ceased functioning altogether. It took an emergency reboot for it to come up with an intelligible response:</text:p>
      <text:p text:style-name="Normal">“T-thanks. B-by the way, has the bus passed already?”</text:p>
      <text:p text:style-name="Normal">While it was intelligible, there had been no guarantees that it would have been intelligent. “... <text:span text:style-name="T1">He wouldn't be here if it had!” </text:span>she cried desperately to herself, mentally covering her face in shame. Fortunately, he didn't seem to notice. Or at least if he did, he was doing a great job looking like he didn't.</text:p>
      <text:p text:style-name="Normal">“Yeah, it passed some time ago actually. But, I didn't feel like taking it then.”</text:p>
      <text:p text:style-name="Normal">And, upon hearing him, her worries vanished. They gave way to a warm emotion she hadn't really experienced before. She wondered if he too felt like her sometimes, if he too didn't feel like doing anything, from time to time. The possibility that he did made her a little happy, for some reason, it made her smile. <text:s text:c="1"/></text:p>
      <text:p text:style-name="Normal">“What a bad student,” she shook her head.</text:p>
      <text:p text:style-name="Normal">“Who, me?” </text:p>
      <text:p text:style-name="Normal">He cleared his voice, and with all the solemnity that didn't suit him:</text:p>
      <text:p text:style-name="Normal">“I'll have you know that I'm merely following in the footsteps of a certain neighbour!”</text:p>
      <text:p text:style-name="Normal"> However untrue that statement might have been, she was very happy to hear it.</text:p>
      <text:p text:style-name="Normal">“You're only hurting yourself by being late like this, keep at it and you'll end up becoming a hopeless case,” said she with her eyes closed and her head held high.</text:p>
      <text:p text:style-name="Normal">He chuckled,</text:p>
      <text:p text:style-name="Normal">“Is that really something to be proud of?”</text:p>
      <text:p text:style-name="Normal">Actually, she thought it was quite impressive to be so consistently and persistently late that even the principal had to get involved. But, during the empty seconds before she voiced her opinion, a bit out of nowhere,</text:p>
      <text:p text:style-name="Normal">“Thanks,” he said.</text:p>
      <text:p text:style-name="Normal">“Hm?”</text:p>
      <text:p text:style-name="Normal">“Thanks. I was actually having a bad day... I was feeling pretty down, until you arrived. So, thanks.”</text:p>
      <text:p text:style-name="Normal">His smile looked so soft.</text:p>
      <text:p text:style-name="Normal">“Yeah, don't mention it,” she replied.</text:p>
      <text:p text:style-name="Normal">And so, for a short eternity, the two of them waited silently under the bus stop, surrounded by nothing but the rain. </text:p>
      <text:p text:style-name="P1">••• •••</text:p>
      <text:p text:style-name="Normal"><text:span text:style-name="T1">My heart, you stole it, but I can't show you that I'm empty inside now. </text:span>Those words echoed in her head.</text:p>
      <text:p text:style-name="Normal">This morning too, the alarm rang loudly.</text:p>
      <text:p text:style-name="Normal">*BUZZ BUZZ BUZZ BUZZ* it went.</text:p>
      <text:p text:style-name="Normal">This morning, however, it would go on ringing for a while.</text:p>
      <text:p text:style-name="Normal">*BUZZ BUZZ BUZZ BUZZ* it continued, as the hand that would normally stop it was unmoving, tucked into its blanket.</text:p>
      <text:p text:style-name="Normal">*BUZZ BUZZ BUZZ BUZZ* it resounded undisturbed, and it would keep on going for long, long minutes. On and on and on, endlessly, tirelessly, dutifully it played its noisy tune. On and on and on it persevered, in an attempt to uphold its mission of waking up its owner. </text:p>
      <text:p text:style-name="Normal">But, the truth was, its owner had been awake for a long time now. She was lying still, wrapped in her sheets, staring at nothing in particular. Sure, the noise was annoying, but that was not motivation enough to get her to move. On the contrary, she had reasons to just stay in bed this morning. She'd had a bad day yesterday, after all. She let out a long, hopeless sigh. What was she to do with all the memories that invaded her vision? Won't anyone teach her to ignore the thoughts that ravaged her mind? </text:p>
      <text:p text:style-name="Normal"><text:span text:style-name="T1">“No, you're on your own.”</text:span></text:p>
      <text:p text:style-name="Normal">She was alone, and the sound of her alarm clock was the only thing that provided some distraction. For as long as she could, she took refuge in the feelings of annoyance over how loud the ringing was, she let the noise flood into her ears and drown as many thoughts as it would. However, her memories of yesterday were strong, they were tenacious, and they always ended up resurfacing. This was not a fight she could win, and eventually, she resigned herself to her fate and tapped the alarm silent.</text:p>
      <text:p text:style-name="Normal">It wasn't raining today. The sky was a pacific bright blue expanse with long strips of thin white clouds floating here and there; it was the kind of sky that often came after a stormy night. The wind was extremely cool, bordering on the cold, and the streets were lined with puddles at every corner—the last gifts from yesterday's rain. They were the ultimate proof that yesterday had happened, and that it hadn't been just a dream that had become feverishly nerve-wracking. Walking to the bust stop had never been this difficult, and turning the corner that led to it felt like the most daunting task she'd ever been faced with. Would he be there? Ah, the images of sitting with him flooded her vision again. “<text:span text:style-name="T1">Please, don't be there.” </text:span>Would he be there? What if he was? What would she do? What would she tell him? <text:span text:style-name="T1">“And, what would he say?”</text:span> Above all else, that question burned in her chest. It scared her, she was afraid to know the answer, she didn't want to know. So long as she didn't have an answer, there was hope, and hope... Hope was good enough. </text:p>
      <text:p text:style-name="Normal">“...”</text:p>
      <text:p text:style-name="Normal">But then, if it was, if it really was, why would that question burn her heart so? Why would it dominate her mind? If hope really was good enough, why was it that in her heart of hearts, silently, she prayed</text:p>
      <text:p text:style-name="Normal">“Please, be there...”</text:p>
      <text:p text:style-name="Normal">As she turned the corner however, for better or for worse, she found the bus stop empty this morning.</text:p>
      <text:p text:style-name="Normal">“Haaaaaaaah...” she exhaled in relief despite herself. The girl didn't know why, but this made things easier for her, it gave her more courage to see him, something she knew would inevitably happen at school. And so, on she walked, and, late for the millionth time, patiently she waited.</text:p>
      <text:p text:style-name="Normal">Everything was so different from yesterday, even the bus that had been nearly empty was now close to full. As she searched for a seat, her eyes turned of their own accord towards the ones where they'd sat together; she looked at them for as long as a moment could last, then mustered her willpower and completely avoided them, instead opting for a place at the other end of the bus. She did not want to remember. However, the ghost she was running from caught up with her anyway. Her memories, her hopes, her fantasies, her delusions, her dreams, the pathetic chimera those things formed latched onto her and didn't let go. With its imaginary paws it veiled her sight, and with its hook-like claws it pulled at her heartstrings. Everything had been going so well yesterday, why did she have to ruin it? They didn't have a care in the world yesterday, won't Time just turn back?</text:p>
      <text:p text:style-name="P1">••• • •••</text:p>
      <text:p text:style-name="Normal">On the bus, they were talking about everything and nothing, and slowly, surely, she was opening up to him. Everything was like a dream, it was like nothing existed but them, like the entire world was just the two of them. Before she knew it, speaking with him had become completely natural, “<text:span text:style-name="T1">I had no idea talking to someone could be this fun...”</text:span></text:p>
      <text:p text:style-name="Normal">There were also moments of silence, but they never felt awkward to her, she never felt pressured to fill these moments with pointless comments about the weather. Admittedly, their conversations were not much more meaningful either, but, <text:span text:style-name="T1">“it's different, our conversations are different.”</text:span> They didn't need to be meaningful, did they? They didn't have to have a point. They were fun, and that was a good enough reason to have them. </text:p>
      <text:p text:style-name="Normal">“Did you know? There's going to be a marathon at the end of the month.”</text:p>
      <text:p text:style-name="Normal">“Huh? Really? I never heard about that.”</text:p>
      <text:p text:style-name="Normal">It had her wonder <text:span text:style-name="T1">“When did they mention it?”</text:span>, maybe during homeroom.</text:p>
      <text:p text:style-name="Normal">“Hm, I thought you wouldn't... So, lately we've been running a lot in PE.”</text:p>
      <text:p text:style-name="Normal">“Right, PE classes are in the morning... Now that I think about it it's been a while since I've been to them.”</text:p>
      <text:p text:style-name="Normal">Something about that statement of hers was funny to him,</text:p>
      <text:p text:style-name="Normal">“Yeah,” he smiled, “you should come some time, it can be surprisingly fun you know.”</text:p>
      <text:p text:style-name="Normal"><text:span text:style-name="T1">“Ah...” </text:span>she'd had a feeling about it for a while, but now she was certain: he was intentionally avoiding subjects that made her uncomfortable. She'd immediately realized that it would have been natural to ask why she was always so late, after her remark, but instead he'd laughed it off. How did he know? They'd never even touched on that subject. He must have been very observant, or perceptive, or both. Either way,</text:p>
      <text:p text:style-name="Normal"><text:span text:style-name="T1">“You really are kind,” </text:span>she thought, “if you say so, then I guess I'll pass by every once in a while.”</text:p>
      <text:p text:style-name="Normal">It was almost unfair how words she'd uttered so thoughtlessly elicited such a bright smile from him. Her reply seemed to have made him really happy. <text:span text:style-name="T1">“I really have no idea what goes on in your mind,” </text:span>but that hardly mattered now, because a rainy day had suddenly turned sunny, just for her, just for this moment.</text:p>
      <text:p text:style-name="Normal">“I'm really glad to hear that! It'll keep us fit for the marathon too, so next class let's go together, 'kay?”</text:p>
      <text:p text:style-name="Normal">“Hm. Let's, together.” </text:p>
      <text:p text:style-name="Normal">And yet now she was alone. Time does not turn back, and all the daydreaming in the world wouldn't change that. A part of her had wished that the bus would go on forever, but it had arrived at her stop, and it was time for her to get off. It was time for her to face reality. With every step she made towards the school's entrance, it was like a butterfly was hatching in her stomach. What had the two of them talked about while they were coming in late, yesterday? She couldn't remember, her brain was getting foggy again, her thoughts were becoming an inconsistent noisy stream. They had both been giggling as they stepped through the door, much unlike her now, but she couldn't recall why. </text:p>
      <text:p text:style-name="Normal">What she could tell was that it wouldn't have been all that strange if she'd grabbed his hand, and they'd gone to class like that. At least, that's how she felt, as for him, she didn't know. There was a chance that he wouldn't mind, so she turned to ask him—but of course, he wasn't there.</text:p>
      <text:p text:style-name="Normal">“Sigh...”</text:p>
      <text:p text:style-name="Normal">Perhaps the pressure was getting to her. She decided to pass by the restroom first, and washed her face with frigid water in order to clear her thoughts. Then, as she looked into the mirror and her reflection stared back, the same word as before crossed her mind. The bright pink hairpins diminished the effect, but nevertheless, what she was looking at was a girl decaying into a lifeless <text:span text:style-name="T1">“Fossil.”</text:span> This wouldn't do. She couldn't make the same mistake that she'd committed yesterday, she wouldn't let her guard down this time around. So, just like last time, she faked a smile. Just like last time, it took her a few tries to make one that was harmless, innocent, impenetrable. Now, she was ready to go. </text:p>
      <text:p text:style-name="Normal">Except, the girl in the mirror spoke to her. Wearing that empty, emotionless smile on her face, she said:</text:p>
      <text:p text:style-name="Normal">“Did you know? Everything might come to an end, with this. You might not have a reason to get up in the morning, after this.”</text:p>
      <text:p text:style-name="Normal"><text:span text:style-name="T1">“... Huh...?”</text:span></text:p>
      <text:p text:style-name="Normal">Her smile dissolved into a grimace.</text:p>
      <text:p text:style-name="Normal">“It might be over.”</text:p>
      <text:p text:style-name="Normal"><text:span text:style-name="T1">“No, that's not-”</text:span></text:p>
      <text:p text:style-name="Normal">But it was true. What was it that she'd said to him? <text:span text:style-name="T1">“My heart, you stole it, but I can't show you that I'm empty inside now...” </text:span>It really might be over.</text:p>
      <text:p text:style-name="Normal"><text:span text:style-name="T1">“No... No...</text:span></text:p>
      <text:p text:style-name="Normal">“No...”</text:p>
      <text:p text:style-name="Normal">She walked out of the bathroom, and her head started getting dizzy. She had to stay calm. It was only a possibility. The classroom's door felt close, incredibly close. For each step she was making towards it, she was certain that it too advanced her way, it too was closing the distance with her. No, even when she stood still, it inched closer to her.<text:span text:style-name="T1">“Stay away...” </text:span>She didn't want anything to end, she hadn't meant for anything to end. <text:span text:style-name="T1">“Stay back...” </text:span>Even if it meant just saying “Hi” and “See you” once a day, she was okay with it, she could put up with it. <text:span text:style-name="T1">“But I...” </text:span>But she ruined it, with her own two hands. <text:span text:style-name="T1">“Everything really might be over, you know?”</text:span> the girl said to her. She took a step back, then another, then another. Then, she turned away and broke into a run. Where was she going? She didn't know. She didn't care. She took random turn after random turn, climbing some stairs and descending others, hardly knowing what she was doing; she just listened to her instincts. All that mattered was that she was running away. From the classroom, from herself, from everything, it didn't matter. All that mattered was that nothing would reach her. And, eventually, she reached a certain corridor. Within the school, there was a certain hiding place of hers, for when she wanted to be alone: it was only known to its members, but the door to the literature club was never locked. Her turns hadn't been so random after all; in their search for a refuge, her instincts had taken her there. </text:p>
      <text:p text:style-name="P1">•••• ••••</text:p>
      <text:p text:style-name="Normal">When was the last time she'd played make believe? Were she asked thirty minutes ago, her best answer would have been something along the lines of “Many years ago...?” But if she were to be asked thirty minutes from now, she would say with confidence “About thirty minutes ago.” Because, at the moment, the two of them were very much pretend playing to be spies. They hadn't exchanged a word about it, neither had said anything to the other, it just happened spontaneously. The two of them had decided that they didn't want to attend classes, this morning, so she told him about a hiding place she knew about for just such an occasion. </text:p>
      <text:p text:style-name="Normal">“It's a bit far away, but there's no better place in school when you want to skip classes.”</text:p>
      <text:p text:style-name="Normal">“...You sound like an expert talking about their field.”</text:p>
      <text:p text:style-name="Normal">“Am I not?”</text:p>
      <text:p text:style-name="Normal">“... Fair point. Show me how to skip classes like a pro then,” he grinned.</text:p>
      <text:p text:style-name="Normal">“With pleasure. Follow me.”</text:p>
      <text:p text:style-name="Normal">And so, the two of them had begun sneaking around the school, with her in the lead, carefully choosing which corridors to go through and patiently waiting for passing professors to walk clear off their paths, and him shadowing her every movement and making sure no one was coming from behind. They had a close call once when an unsuspecting teacher descended the stairs they were on for two floors, and they had to keep going down it quickly and quietly, with her nearly stumbling at one point. Eventually, however, they did reach the clubrooms' floor safe and sound, and as expected for the time of the day, it was completely empty. It had been the most tense class-skipping trip she'd ever done, but it had also been the most fun. </text:p>
      <text:p text:style-name="Normal">This had also been the most free she'd felt. Not from the teachers, the principal or some external other, but from herself. For once, for one morning, she'd just been herself, without trying to put on masks to hide from others, without chastising herself over this behaviour or that other. It was nice, and she silently wished for it to last forever.</text:p>
      <text:p text:style-name="Normal">“Welcome to my sanctuary,” she said, as she approached the literature club's door and reached for its handle.</text:p>
      <text:p text:style-name="Normal">“It's not locked?”</text:p>
      <text:p text:style-name="Normal">She shook her head and turned the handle, then entered first to open a window.<text:span text:style-name="T1"> “It never is, and hopefully, never will be.”</text:span></text:p>
      <text:p text:style-name="Normal">There wasn't much wind after the rain, but a cold, gentle breeze did make the curtains flutter. The clubroom itself was nothing special: it was a relatively small room with a few tables assembled together into a long one, a few chairs around it as well as spare ones in the corner, a blackboard on one wall, and a row of shelves on the opposite wall. Around three quarters of the shelves were full of books; they'd been allowed to borrow them from the library, provided that they kept an inventory and took good care of them, and their collection grew considerably over time. </text:p>
      <text:p text:style-name="Normal">He had closed the door behind him and set his backpack on the table while looking around.</text:p>
      <text:p text:style-name="Normal">“The lock on the door is broken,” she explained, “but I convinced the other members that it wasn't something worth reporting.”</text:p>
      <text:p text:style-name="Normal">“You really are something... Actually, I'm more surprised by the fact that you joined a club in the first place.”</text:p>
      <text:p text:style-name="Normal">“... </text:p>
      <text:p text:style-name="Normal">“... Can you say that again?”</text:p>
      <text:p text:style-name="Normal">He tilted his head.</text:p>
      <text:p text:style-name="Normal">“Um, I just didn't expect you to be a member of a club.”</text:p>
      <text:p text:style-name="Normal">“No, before that.”</text:p>
      <text:p text:style-name="Normal">“Hm...? Oh. Yeah, of course: you really are something!”</text:p>
      <text:p text:style-name="Normal">She completely failed to repress a *Mmmm!* of pure happiness, like his compliment had been the sweetest ice cream she'd ever tasted, and her feet joyfully drummed on the floor in celebration. Had she been a dog, her tail would've been wagging furiously right now. There was something contagious about her happiness, and he couldn't help but smile too. She was cute.</text:p>
      <text:p text:style-name="Normal">They both settled down and talked about nothing in particular. She explained how she'd joined the literature club in middle school because her parents were never home until late and she liked losing herself in stories anyway, and he told her about how he too liked stories, but preferred acting them instead. The rarefying gaps in their conversations were filled by each other's reassuring presence, and the quick tick-tocking of the clock passed unobserved as they played and invented games on the blackboard. </text:p>
      <text:p text:style-name="Normal">“Do you guys actually ever use the blackboard? Actually, what do you do in the literature club?”</text:p>
      <text:p text:style-name="Normal">“Hmm, most of the time we just read books. Also, sometimes, if one of us really likes a book they can present it on the blackboard or something.” </text:p>
      <text:p text:style-name="Normal"><text:span text:style-name="T1">“Yeah, I guess that's about it,” </text:span>she added to herself, <text:span text:style-name="T1">“... we don't actually do all that much do we? Hm, well, that's why I'm a member,</text:span></text:p>
      <text:p text:style-name="Normal">“What about your club?”</text:p>
      <text:p text:style-name="Normal">“My club, as in, the theatre club...? Wanna take a guess?”</text:p>
      <text:p text:style-name="Normal">“... Duels to the death.”</text:p>
      <text:p text:style-name="Normal">He paused. His eyes looked away as he thought about it.</text:p>
      <text:p text:style-name="Normal">“... Yes. But not only.”</text:p>
      <text:p text:style-name="Normal">“Sword fights.”</text:p>
      <text:p text:style-name="Normal">“Okay. Those too.”</text:p>
      <text:p text:style-name="Normal">“Dragon slaying!”</text:p>
      <text:p text:style-name="Normal">“Um, no, not yet.”</text:p>
      <text:p text:style-name="Normal">“Space battles!”</text:p>
      <text:p text:style-name="Normal">“No...?”</text:p>
      <text:p text:style-name="Normal">“Galactic annihilation!!” she exclaimed with her arms wide open.</text:p>
      <text:p text:style-name="Normal">“... Soon.”</text:p>
      <text:p text:style-name="Normal">Then they both giggled. They'd initially planned to go to class way before lunch break, but as time went by more quickly than expected, they decided to stay until just before it ended so that they'd make it in time for the afternoon lessons. As such, she took it upon herself to sneak into the cafeteria, buy them both something, and come back unseen like a ghost. It was the first time in what felt like forever that she was alone, and, on her way back, she had a lot to think about. For example,</text:p>
      <text:p text:style-name="Normal"><text:span text:style-name="T1">“I wonder when I'll wake up...”</text:span></text:p>
      <text:p text:style-name="Normal">The girl was pessimistic by nature, and she thought that if something was too good to be true, then it wasn't true. She didn't want to dare to get her hopes up, so she concluded that she was currently in a dream. But, if it was a dream, then it was the most lucid one she'd ever had. The squeak of her rubber soles against the laminate flooring, the rough smoothness of the corridor's walls against her fingertips, the grey clouds covering the sky outside the windows, the faint hubbub of the students in the courtyard down below, and the view of the townscape extending into the horizon. It was a remarkably detailed dream, and even in her fear of being disappointed, she had to admit that <text:span text:style-name="T1">“it feels so real.” </text:span>She did not wish to wake up, but she knew that the longer this went on, the harder it would be, later. So, mustering all her courage, she raised her right hand up, took it close to her cheek, then closing her eyes and holding her breath, pinched herself. And... nothing happened. She tried again, and again, and again, for a while. Then, she tried closing her eyes and opening them many times, always half expecting to open them to her room, but instead having the corridor stubbornly welcoming her back. Eventually, even she had to resign herself to the fact that sometimes, just sometimes, dreams do come true. </text:p>
      <text:p text:style-name="Normal">“...”</text:p>
      <text:p text:style-name="Normal">Wanting to confirm that just one more time...</text:p>
      <text:p text:style-name="Normal">*Slap*</text:p>
      <text:p text:style-name="Normal">“Ouch!”</text:p>
      <text:p text:style-name="Normal">... She slapped herself. <text:span text:style-name="T1">“Yup, that hurt.” </text:span>But she was glad, that it hurt. She was glad, that this was real. Maybe one could even say that she was happy. <text:span text:style-name="T1">“Happiness...” </text:span>It had been an empty word for as long as she'd known it, she'd put it in the same category as unicorns and dragons, and yet suddenly it didn't seem so meaningless anymore. Her steps were lighter than they'd ever been, and she wouldn't have been too surprised if she'd started walking mid-air. It was paradoxical, <text:span text:style-name="T1">“Because,”</text:span> she had been an empty shell for as long as she remembered, one not so different from rocks and fossils, and yet now, her chest was full of a strange, warm feeling. Maybe she was happy.</text:p>
      <text:p text:style-name="Normal"><text:span text:style-name="T1">“... It's hollow things that should start flying, not things that are...” </text:span></text:p>
      <text:p text:style-name="Normal">What was the opposite of hollow? Full, abundant, or maybe, abounding...? None of them felt quite right. <text:span text:style-name="T1">“Complete. Hm, that's it. Complete.” </text:span>It was a big word to use, and she knew it, but that's how she felt.</text:p>
      <text:p text:style-name="Normal">Curiously enough, her weightlessness seemed to be contagious, if the plastic bag in her hand was any indication. Inside it were two sandwiches and two bottles of water, and it was like she'd just realized that they were there, and that they were in fact the reason she was out in the middle of nowhere in the first place. </text:p>
      <text:p text:style-name="Normal"><text:span text:style-name="T1">“I hope he isn't getting hungry.”</text:span></text:p>
      <text:p text:style-name="Normal">She'd taken her time philosophising in the corridor, hopefully he wasn't getting hungry in the meantime.</text:p>
      <text:p text:style-name="Normal">“Thanks, I was getting hungry,” was the first thing he said when she handed him the bag. </text:p>
      <text:p text:style-name="Normal">“Ah. Sorry about that.” <text:s text:c="1"/>She was glad of his honesty though; it made her feel trusted, and she wanted to reciprocate that somehow.</text:p>
      <text:p text:style-name="Normal">“Don't mind.”</text:p>
      <text:p text:style-name="Normal">She thought about it some more while they were eating. This feeling of completeness that she had right now, it was just that, a feeling. It had not fundamentally altered who she was, it could not. It had only come to pass, as all feelings do, so it will disappear eventually. It was a bit depressing to think about, but she did feel strong enough to face those thoughts—maybe, ironically, exactly because of this sensation of completeness. So when it would pass, she would return to her usual self. <text:span text:style-name="T1">“My usual, hollow self.” </text:span>How strange, she didn't think sandwiches could leave such a bittersweet aftertaste. Lunch break would end soon, and maybe this dream would end with it. However, the sound of his voice reminded her that it wasn't quite over yet.</text:p>
      <text:p text:style-name="Normal">“Hey, can you help me practice a few lines before we go?”</text:p>
      <text:p text:style-name="Normal">He took out a booklet from his backpack and showed her its cover. It was a play titled “The cat and the dragon,” but the cover didn't feature any illustration or present any author. It made her curious, so she tilted her head before him.</text:p>
      <text:p text:style-name="Normal">“It's an original play we wrote for the school festival. It's about a cat and a dragon who used to be mortal enemies and then reincarnated into lovers, and how they slowly remember their past lives as they learn more about each other.”</text:p>
      <text:p text:style-name="Normal"><text:span text:style-name="T1">“Sounds like a tragedy,” </text:span>was the first thought that crossed her mind, but she checked herself, she did not want to be so pessimistic anymore, “does it end well?” </text:p>
      <text:p text:style-name="Normal">“Not telling. It's a surprise for the school festival.”</text:p>
      <text:p text:style-name="Normal"><text:span text:style-name="T1">“Won't I find out now anyway?”</text:span> is what she was about to say, but thinking again: <text:span text:style-name="T1">“... not necessarily.”</text:span> “Fine, we have time for a few lines I guess.”</text:p>
      <text:p text:style-name="Normal">“Thanks,” he smiled ever so softly, “I knew I could count on you.” </text:p>
      <text:p text:style-name="Normal">It was curious how a smile and some words could heal in an intangible manner, like they were curing wounds that never existed.</text:p>
      <text:p text:style-name="Normal"><text:span text:style-name="T1">“I'm the one who should be thanking you.”</text:span></text:p>
      <text:p text:style-name="Normal">He would be playing the part of the dragon in the first act, and she was to be the cat, who would trick the dragon into trapping itself deep within mountain. Perhaps understandably, she wasn't too enthusiastic about their roles. She was trying her best to make her voice sound venomous, to inject malice into her lines, but they all ended up being dull instead, barely carrying any emotion. He was acting like it didn't bother him, but there was no way that was the case. At the very least, it bothered <text:span text:style-name="T1">her. </text:span>She just couldn't do it, especially since her words were for him. He'd understood so many things about her without her saying anything, so why didn't he understand this? <text:span text:style-name="T1">“Can't you see that I don't want to read those lines? I don't want to say them to you.”</text:span></text:p>
      <text:p text:style-name="Normal">Eventually, he too showed he was bothered by her reading, and he made a request:</text:p>
      <text:p text:style-name="Normal">“Say, can you put more heart into it? Like, be mean to me.”</text:p>
      <text:p text:style-name="Normal"/>
      <text:p text:style-name="Normal"/>
      <text:p text:style-name="Normal"/>
      <text:p text:style-name="Normal"><text:span text:style-name="T1">“My heart, you stole it, but I can't show you that I'm empty inside now.”</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Let me be honest, I wanted to talk to you. i just discovered the true nature of this song. Or, at least, the evidence is too strong for it not to be true. And, so, I don't know what to do. Should I finish this story? Should I try to change it? But the lyrics leave no room for interpretation. If my goal were that story and the song were mine, then I would have ended it the exact same way Iyowa did. </text:p>
      <text:p text:style-name="Normal">I was thinking that, if I were to finish it, then I would attach your name to it. Not your codename, your name. If this story is ever to be finished, and if, God forbid, it is ever to be published somewhere, it will have your name on it. Whatever such a story causes, you will take full responsibility. Call it double standard or whatnot, but in this case, the story will be yours and yours alone.</text:p>
      <text:p text:style-name="Normal">Should I even finish it? The lyrics really do leave no room for interpretation; I cannot change the ending. It's so opposite to what I want, should I even finish it? And its effects if the wrong eyes read it, should I even think of finishing it? Because, the truth is, I want to. Despite it all, I think, I think that I really want to write. And I've started this, and it was going so well. And truth be told, everything would go smoother with such a clear-cut ending. The truth is, I want to write, but what will my writing cause? My explicit goal in writing is to take the reader's soul, and make it feel what I command it to feel. My explicit goal in writing this story was to master human emotions without the use of magic. Simple, crucial emotions. I did not yearn for something this deep, this dark. </text:p>
      <text:p text:style-name="Normal">But now that I see it, it's like Eve's apple. Something tells me that if I don't finish this story now, I will finish it sometime in the future.</text:p>
      <text:p text:style-name="Normal">It doesn't matter who or to how many people I talk to, it doesn't matter how many will tell me that it's fine to write such a story, I know, I know deep in my heart that someone, somewhere will read it with the wrong eyes, and it will have been my fault. Even if my own heart tells me that we won't resist this temptation forever, I will go against it. We will not finish it. </text:p>
      <text:p text:style-name="Normal">... Won't we?</text:p>
      <text:p text:style-name="Normal">I'm lost.</text:p>
      <text:p text:style-name="Normal">You know, it feels wrong to abandon this story. I don't know why, but, it feels like I'm doing some kind of mistake. And, I think I would feel the same if I were to continue it. Damned if you do, huh? Another option, the last option, is to write this story, and keep it for myself. Make it mine, and mine alone. I didn't want to state it, because, as I am right now, I don't trust myself to keep such a promise. To keep it to myself.</text:p>
      <text:p text:style-name="Normal">Hey, what should I do?</text:p>
      <text:p text:style-name="Normal">Read deeper into your heart. Your true desire. It is to write. My morals are what's stopping me. Allow them to. Should I? My heart is not always right, and sometimes it falls low. What should I do in this case? Tell me, is the story of my life a tragedy? Is it another picture of Dorian Gray? Is this a tale about the fall of a man? What should I do?</text:p>
      <text:p text:style-name="Normal"/>
      <text:p text:style-name="Normal">Hey, what if it were to have a sequel? Blooming in the mud. Ah, my heart feels at ease, now. Somewhat, at least. Blooming in the mud doesn't have a clear storyline in the same way Kyuukurarin does. It'd be harder. But, I think I understand why I thought that abandoning this story would be a mistake: I don't think I'd be happy with a song that isn't as deep, as deceptively deep as this one. I don't think I'd be happy with a song that isn't this one, until I finish it. A sequel, huh? Wow, my heart really does feel a lot more at ease, now. It's your speciality: hope. You love hope. Whatever you do, whatever you write, you want hope in it. That's why it hurt so much to learn this song's nature. This song is connected to you more deeply, because you're writing about it. And for it to hit you with that ending, of course it hurt. </text:p>
      <text:p text:style-name="Normal">And, because there'd be hope, you won't need to attach your name. However, this means that these two must be inseparable. One cannot be without the other. Ah, if we're introducing a new song, then the character becomes ours. The story, even though I said I'd give it to you, it would only become ours with this new song. Deichuu ni saku, kka?</text:p>
      <text:p text:style-name="Normal">And, it does mean that Deichuu ni saku must be strong. Your writing there must be the strongest. Negative emotions have more impact than positive ones, and this is before even accounting for the ending. You'll have to outdo them somehow. You're creating your demon, and you have no intention to make it weak in any way, you have no intention whatsoever to write badly on purpose. It's a story, after all. So, the guardian angel you create afterwards must be the strongest. GAN, huh? Yeah, generative and adversarial.</text:p>
      <text:p text:style-name="Normal"/>
      <text:p text:style-name="Normal"/>
      <text:p text:style-name="Normal">Down here I'll leave a discarded version of the first encounter. Partly because it's a shame to lose it, and mostly because I think it can serve as a lesson, for what not to do.</text:p>
      <text:p text:style-name="Normal"/>
      <text:p text:style-name="Normal"> <text:span text:style-name="T3">“Whatever.” </text:span><text:span text:style-name="T4">Slowly, surely, the door was pried open, and noiselessly, furtively, she let herself in. Her plan was simple: reach her seat and act like she'd been attending the lesson from the very beginning. As such, she was doing her utmost to erase her own presence and become one with the wind. However, only a few seconds in,</text:span></text:p>
      <text:p text:style-name="Normal"><text:span text:style-name="T4"><text:tab/>“Why, good morning there,” the maths teacher called, visibly not in a good mood, “or is 'good morning' perhaps too much for you to say?”</text:span></text:p>
      <text:p text:style-name="Normal"><text:span text:style-name="T4"><text:tab/>She was found out. Everyone in the classroom turned to look at her.</text:span></text:p>
      <text:p text:style-name="Normal"><text:span text:style-name="T4"><text:tab/>“Ah, um, good morning, ma'am, sorry for being late,” plus a bashful smile and a nervous laugh were her answer. The teacher, however, wasn't exactly pleased; she did not look impressed at all by her reaction.</text:span></text:p>
      <text:p text:style-name="Normal"><text:span text:style-name="T3"><text:tab/></text:span><text:span text:style-name="T4">“You must be very busy in the morning to always come in at these hours, would you care to justify your lateness to us?”</text:span></text:p>
      <text:p text:style-name="Normal"><text:span text:style-name="T4"><text:tab/>“Wh- um, well... I ran into Mr xxx, our homeroom teacher, on the way to class, and he called me to his office,” thankfully she had a good excuse for today, one that could get her off the hook. Except that it didn't. The teacher was particularly </text:span></text:p>
      <text:p text:style-name="Normal"><text:span text:style-name="T4"><text:tab/>“Is that so now... It's very unusual of him to summon students to his office, and during lesson time at that,” the teacher answered, “may I ask why he called you in?”</text:span></text:p>
      <text:p text:style-name="Normal"><text:span text:style-name="T4"><text:tab/></text:span><text:span text:style-name="T3">“It's none of your business!” </text:span><text:span text:style-name="T4">she wanted to say, but she didn't have that kind of courage. Instead, she lowered her head, her eyes fell to floor, “... because I was late...”</text:span></text:p>
      <text:p text:style-name="Normal"><text:span text:style-name="T4"><text:tab/>Some students giggled, others whispered to one another, she wanted to just disappear on the spot, and the teacher smiled triumphantly,</text:span></text:p>
      <text:p text:style-name="Normal"><text:span text:style-name="T4"><text:tab/>“Ahh, there you have it, so we're back to my previous question then! Do you have any excuses for being late?”</text:span></text:p>
      <text:p text:style-name="Normal"><text:span text:style-name="T4"><text:tab/>“... No madam.”</text:span></text:p>
      <text:p text:style-name="Normal"><text:span text:style-name="T4"><text:tab/>“Sigh, you should have said so from the beginning. Be more honest next time. Alright, take your seat then.”</text:span></text:p>
      <text:p text:style-name="Normal"><text:span text:style-name="T4"><text:tab/></text:span><text:span text:style-name="T3">“Old hag,” </text:span><text:span text:style-name="T4">she cursed in her head as she walked to her seat. But because of her emotions, it seemed her thoughts were louder than she'd intended them to be.</text:span></text:p>
      <text:p text:style-name="Normal"><text:span text:style-name="T4"><text:tab/>“Pardon?” said the teacher as she turned back around, “did you say something?”</text:span></text:p>
      <text:p text:style-name="Normal"><text:span text:style-name="T4"><text:tab/>“No madam, nothing,” her heart beating so loudly she was sure others could hear it.</text:span></text:p>
      <text:p text:style-name="Normal"><text:span text:style-name="T4"><text:tab/>The teacher wasn't convinced, and quietly stared at her for some moments. After a think, she motioned her to come forward to the black board,</text:span></text:p>
      <text:p text:style-name="Normal"><text:span text:style-name="T4"><text:tab/>“I changed my mind, why don't you come solve this equation for us?”</text:span></text:p>
      <text:p text:style-name="Normal"><text:span text:style-name="T4"><text:tab/>She stopped in her tracks, her mind went blank. She looked at the teacher, who returned a cold stare, she looked at the board, and it was full of nonsense. She couldn't even understand what was written or which equation it was, forget solving anything. She turned to the teacher again, but only found indifference. Weren't teachers supposed to help? Tears began swelling in her eyes and she tightened her fists, her heart beat faster than before, if that was even possible. And then,</text:span></text:p>
      <text:p text:style-name="Normal"><text:span text:style-name="T4"><text:tab/>“Ma'am,” someone said, getting up from their seat, “you only showed us how to solve this equation earlier, it's unfair to ask her to solve it.”</text:span></text:p>
      <text:p text:style-name="Normal"><text:span text:style-name="T4"><text:tab/>She didn't need to look to know who'd just spoken. </text:span><text:span text:style-name="T3">“Ah... It's you, again...” </text:span><text:span text:style-name="T4">you always spoke up when something like this happened.</text:span></text:p>
      <text:p text:style-name="Normal"><text:span text:style-name="T4"><text:tab/>“That's right!” a few students echoed, “it's too hard to figure out on the spot!” someone else added.</text:span></text:p>
      <text:p text:style-name="Normal"><text:span text:style-name="T4"><text:tab/>“... I guess you're right. Nevermind then, sit down both of you, and you young lady,” she pointed at her, “come to my office after classes, I'll have you catch up what you've missed.” </text:span></text:p>
      <text:p text:style-name="Normal"><text:span text:style-name="T4"><text:tab/>But you didn't sit down. “Ma'am,” you called out again,</text:span></text:p>
      <text:p text:style-name="Normal"><text:span text:style-name="T4"><text:tab/>“What now?”</text:span></text:p>
      <text:p text:style-name="Normal"><text:span text:style-name="T4"><text:tab/>“There are club activities this afternoon, I'm afraid she won't be able to go to your office today, I can help her catch up instead.”</text:span></text:p>
      <text:p text:style-name="Normal"><text:span text:style-name="T4"><text:tab/>And after a short back-and-forth, the maths teacher simply gave up and backed down. As for the young lady, all this while she could do nothing but quietly stand still and stare at her own shoes. At last, both she and you sat down. As usual, you started scribbling something in your notebook, acting like nothing had just happened. As usual, she couldn't even look at you, let alone say “thank you”. </text:span></text:p>
      <text:p text:style-name="Normal"><text:span text:style-name="T4"><text:tab/>“Are you alright?” you asked without turning.</text:span></text:p>
      <text:p text:style-name="Normal"><text:span text:style-name="T4"><text:tab/>“Hm,” she nodded. She wouldn't find the courage to talk to you for the rest of the day. It was only much later, when the bell rung its last, that the two of you would exchange a simple “See you tomorrow.” After all, how could she? How could she lie to you after what you've done? She couldn't, so she stayed silent until she could again. Until then, she would take refuge in her imagination, the only place where she could tell you everything. </text:span><text:span text:style-name="T3">“My heart, you stole it, so I'm empty inside now. No, I was empty inside long before that... P</text:span><text:span text:style-name="T4">lease, just don't hate me for it.”</text:span></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